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P1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2" style:parent-style-name="Policepardéfaut" style:family="text">
      <style:text-properties fo:color="#000000"/>
    </style:style>
    <style:style style:name="T13" style:parent-style-name="Policepardéfaut" style:family="text">
      <style:text-properties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8" style:parent-style-name="Policepardéfaut" style:family="text">
      <style:text-properties fo:font-weight="bold" style:font-weight-asian="bold" fo:color="#000000"/>
    </style:style>
    <style:style style:name="T19" style:parent-style-name="Policepardéfaut" style:family="text">
      <style:text-properties fo:font-weight="bold" style:font-weight-asian="bold" fo:color="#000000"/>
    </style:style>
    <style:style style:name="P2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style:style>
    <style:style style:name="T23" style:parent-style-name="Policepardéfaut" style:family="text">
      <style:text-properties fo:font-weight="bold" style:font-weight-asian="bold" fo:color="#000000"/>
    </style:style>
    <style:style style:name="T24" style:parent-style-name="Policepardéfaut" style:family="text">
      <style:text-properties fo:font-weight="bold" style:font-weight-asian="bold"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P29"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0" style:parent-style-name="Policepardéfaut" style:family="text">
      <style:text-properties fo:color="#000000"/>
    </style:style>
    <style:style style:name="T31" style:parent-style-name="Policepardéfaut" style:family="text">
      <style:text-properties fo:color="#000000"/>
    </style:style>
    <style:style style:name="P32" style:parent-style-name="Standard" style:family="paragraph">
      <style:text-properties fo:font-style="italic" style:font-style-asian="italic"/>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P36" style:parent-style-name="Titre1" style:family="paragraph">
      <style:text-properties fo:language="en" fo:country="GB"/>
    </style:style>
    <style:style style:name="P37" style:parent-style-name="Titre2" style:family="paragraph">
      <style:text-properties fo:language="en" fo:country="GB"/>
    </style:style>
    <style:style style:name="T38" style:parent-style-name="Policepardéfaut" style:family="text">
      <style:text-properties fo:font-style="italic" style:font-style-asian="italic"/>
    </style:style>
    <style:style style:name="T39" style:parent-style-name="Policepardéfaut" style:family="text">
      <style:text-properties style:font-name="Wingdings" style:font-name-asian="Wingdings" style:font-name-complex="Wingdings"/>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P43" style:parent-style-name="Standard" style:family="paragraph"/>
    <style:style style:name="P44" style:parent-style-name="Standard" style:family="paragraph"/>
    <style:style style:name="P45" style:parent-style-name="Standard" style:family="paragraph"/>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paragraph-properties fo:margin-left="0.5in">
        <style:tab-stops/>
      </style:paragraph-properties>
    </style:style>
    <style:style style:name="P55" style:parent-style-name="Standard" style:family="paragraph">
      <style:paragraph-properties fo:margin-left="0.5in">
        <style:tab-stops/>
      </style:paragraph-properties>
    </style:style>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paragraph-properties fo:margin-left="0.5in">
        <style:tab-stops/>
      </style:paragraph-properties>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P65" style:parent-style-name="Standard" style:family="paragraph"/>
    <style:style style:name="T66" style:parent-style-name="Policepardéfaut" style:family="text">
      <style:text-properties style:font-style-complex="italic"/>
    </style:style>
    <style:style style:name="P67" style:parent-style-name="Standard" style:family="paragraph"/>
    <style:style style:name="T68" style:parent-style-name="Policepardéfaut" style:family="text">
      <style:text-properties style:font-style-complex="italic"/>
    </style:style>
    <style:style style:name="T69" style:parent-style-name="Policepardéfaut" style:family="text">
      <style:text-properties style:font-style-complex="italic"/>
    </style:style>
    <style:style style:name="T70" style:parent-style-name="Policepardéfaut" style:family="text">
      <style:text-properties style:font-style-complex="italic"/>
    </style:style>
    <style:style style:name="T71" style:parent-style-name="Policepardéfaut" style:family="text">
      <style:text-properties style:font-style-complex="italic"/>
    </style:style>
    <style:style style:name="P72" style:parent-style-name="Standard" style:family="paragraph"/>
    <style:style style:name="T73" style:parent-style-name="Policepardéfaut" style:family="text">
      <style:text-properties style:font-style-complex="italic"/>
    </style:style>
    <style:style style:name="P74" style:parent-style-name="Standard" style:family="paragraph">
      <style:text-properties style:font-style-complex="italic"/>
    </style:style>
    <style:style style:name="P75" style:parent-style-name="Standard" style:family="paragraph">
      <style:text-properties style:font-style-complex="italic"/>
    </style:style>
    <style:style style:name="T76" style:parent-style-name="Policepardéfaut" style:family="text">
      <style:text-properties style:font-name="Wingdings" style:font-name-asian="Wingdings" style:font-name-complex="Wingdings"/>
    </style:style>
    <style:style style:name="P77" style:parent-style-name="Standard" style:family="paragraph"/>
    <style:style style:name="T78" style:parent-style-name="Policepardéfaut" style:family="text">
      <style:text-properties style:font-name="Wingdings" style:font-name-asian="Wingdings" style:font-name-complex="Wingdings"/>
    </style:style>
    <style:style style:name="TableColumn80" style:family="table-column">
      <style:table-column-properties style:column-width="0.209in" style:use-optimal-column-width="false"/>
    </style:style>
    <style:style style:name="TableColumn81" style:family="table-column">
      <style:table-column-properties style:column-width="1.4993in" style:use-optimal-column-width="false"/>
    </style:style>
    <style:style style:name="TableColumn82" style:family="table-column">
      <style:table-column-properties style:column-width="1.4694in" style:use-optimal-column-width="false"/>
    </style:style>
    <style:style style:name="TableColumn83" style:family="table-column">
      <style:table-column-properties style:column-width="1.1979in" style:use-optimal-column-width="false"/>
    </style:style>
    <style:style style:name="TableColumn84" style:family="table-column">
      <style:table-column-properties style:column-width="0.6041in" style:use-optimal-column-width="false"/>
    </style:style>
    <style:style style:name="TableColumn85" style:family="table-column">
      <style:table-column-properties style:column-width="1.593in" style:use-optimal-column-width="false"/>
    </style:style>
    <style:style style:name="Table79" style:family="table">
      <style:table-properties style:width="6.5729in" fo:margin-left="0in" table:align="left"/>
    </style:style>
    <style:style style:name="TableRow86" style:family="table-row">
      <style:table-row-properties style:min-row-height="0.2187in" style:use-optimal-row-height="false"/>
    </style:style>
    <style:style style:name="TableCell87" style:family="table-cell">
      <style:table-cell-properties fo:border="0.0104in solid #CCCCCC" fo:background-color="#000000" style:writing-mode="lr-tb" style:vertical-align="bottom" fo:padding-top="0.0277in" fo:padding-left="0.0277in" fo:padding-bottom="0.0277in" fo:padding-right="0.0277in"/>
    </style:style>
    <style:style style:name="T88" style:parent-style-name="Policepardéfaut" style:family="text">
      <style:text-properties fo:color="#FFFFFF" fo:font-size="10pt" style:font-size-asian="10pt" style:font-size-complex="10pt"/>
    </style:style>
    <style:style style:name="TableCell89" style:family="table-cell">
      <style:table-cell-properties fo:border="0.0104in solid #CCCCCC" fo:background-color="#000000" style:writing-mode="lr-tb" style:vertical-align="bottom" fo:padding-top="0.0277in" fo:padding-left="0.0277in" fo:padding-bottom="0.0277in" fo:padding-right="0.0277in"/>
    </style:style>
    <style:style style:name="T90" style:parent-style-name="Policepardéfaut" style:family="text">
      <style:text-properties fo:color="#FFFFFF" fo:font-size="10pt" style:font-size-asian="10pt" style:font-size-complex="10pt"/>
    </style:style>
    <style:style style:name="TableCell91" style:family="table-cell">
      <style:table-cell-properties fo:border="0.0104in solid #CCCCCC" fo:background-color="#000000" style:writing-mode="lr-tb" style:vertical-align="bottom" fo:padding-top="0.0277in" fo:padding-left="0.0277in" fo:padding-bottom="0.0277in" fo:padding-right="0.0277in"/>
    </style:style>
    <style:style style:name="T92" style:parent-style-name="Policepardéfaut" style:family="text">
      <style:text-properties fo:color="#FFFFFF" fo:font-size="10pt" style:font-size-asian="10pt" style:font-size-complex="10pt"/>
    </style:style>
    <style:style style:name="TableCell93" style:family="table-cell">
      <style:table-cell-properties fo:border="0.0104in solid #CCCCCC" fo:background-color="#000000" style:writing-mode="lr-tb" style:vertical-align="bottom" fo:padding-top="0.0277in" fo:padding-left="0.0277in" fo:padding-bottom="0.0277in" fo:padding-right="0.0277in"/>
    </style:style>
    <style:style style:name="T94" style:parent-style-name="Policepardéfaut" style:family="text">
      <style:text-properties fo:color="#FFFFFF" fo:font-size="10pt" style:font-size-asian="10pt" style:font-size-complex="10pt"/>
    </style:style>
    <style:style style:name="TableCell95" style:family="table-cell">
      <style:table-cell-properties fo:border="0.0104in solid #CCCCCC" fo:background-color="#000000" style:writing-mode="lr-tb" style:vertical-align="bottom" fo:padding-top="0.0277in" fo:padding-left="0.0277in" fo:padding-bottom="0.0277in" fo:padding-right="0.0277in"/>
    </style:style>
    <style:style style:name="T96" style:parent-style-name="Policepardéfaut" style:family="text">
      <style:text-properties fo:color="#FFFFFF" fo:font-size="10pt" style:font-size-asian="10pt" style:font-size-complex="10pt"/>
    </style:style>
    <style:style style:name="TableCell97" style:family="table-cell">
      <style:table-cell-properties fo:border="0.0104in solid #CCCCCC" fo:background-color="#000000" style:writing-mode="lr-tb" style:vertical-align="bottom" fo:padding-top="0.0277in" fo:padding-left="0.0277in" fo:padding-bottom="0.0277in" fo:padding-right="0.0277in"/>
    </style:style>
    <style:style style:name="T98" style:parent-style-name="Policepardéfaut" style:family="text">
      <style:text-properties fo:color="#FFFFFF" fo:font-size="10pt" style:font-size-asian="10pt" style:font-size-complex="10pt"/>
    </style:style>
    <style:style style:name="TableRow99" style:family="table-row">
      <style:table-row-properties style:min-row-height="0.375in" style:use-optimal-row-height="false"/>
    </style:style>
    <style:style style:name="TableCell100" style:family="table-cell">
      <style:table-cell-properties fo:border="0.0104in solid #CCCCCC" style:writing-mode="lr-tb" style:vertical-align="bottom" fo:padding-top="0.0277in" fo:padding-left="0.0277in" fo:padding-bottom="0.0277in" fo:padding-right="0.0277in"/>
    </style:style>
    <style:style style:name="P101" style:parent-style-name="Standard" style:family="paragraph">
      <style:paragraph-properties fo:text-align="end"/>
    </style:style>
    <style:style style:name="T102" style:parent-style-name="Policepardéfaut" style:family="text">
      <style:text-properties fo:font-size="10pt" style:font-size-asian="10pt" style:font-size-complex="10pt"/>
    </style:style>
    <style:style style:name="TableCell103" style:family="table-cell">
      <style:table-cell-properties fo:border="0.0104in solid #CCCCCC" style:writing-mode="lr-tb" style:vertical-align="bottom" fo:padding-top="0.0277in" fo:padding-left="0.0277in" fo:padding-bottom="0.0277in" fo:padding-right="0.0277in"/>
    </style:style>
    <style:style style:name="P104" style:parent-style-name="Standard" style:family="paragraph">
      <style:paragraph-properties fo:text-align="center"/>
      <style:text-properties fo:font-size="10pt" style:font-size-asian="10pt" style:font-size-complex="10pt"/>
    </style:style>
    <style:style style:name="TableCell105" style:family="table-cell">
      <style:table-cell-properties fo:border="0.0104in solid #CCCCCC" style:writing-mode="lr-tb" style:vertical-align="bottom" fo:padding-top="0.0277in" fo:padding-left="0.0277in" fo:padding-bottom="0.0277in" fo:padding-right="0.0277in"/>
    </style:style>
    <style:style style:name="P106" style:parent-style-name="Standard" style:family="paragraph">
      <style:paragraph-properties fo:text-align="center"/>
      <style:text-properties fo:font-size="10pt" style:font-size-asian="10pt" style:font-size-complex="10pt"/>
    </style:style>
    <style:style style:name="TableCell107" style:family="table-cell">
      <style:table-cell-properties fo:border="0.0104in solid #CCCCCC" style:writing-mode="lr-tb" style:vertical-align="bottom" fo:padding-top="0.0277in" fo:padding-left="0.0277in" fo:padding-bottom="0.0277in" fo:padding-right="0.0277in"/>
    </style:style>
    <style:style style:name="P108" style:parent-style-name="Standard" style:family="paragraph">
      <style:paragraph-properties fo:text-align="center"/>
      <style:text-properties fo:font-size="10pt" style:font-size-asian="10pt" style:font-size-complex="10pt"/>
    </style:style>
    <style:style style:name="TableCell109" style:family="table-cell">
      <style:table-cell-properties fo:border="0.0104in solid #CCCCCC" style:writing-mode="lr-tb" style:vertical-align="bottom" fo:padding-top="0.0277in" fo:padding-left="0.0277in" fo:padding-bottom="0.0277in" fo:padding-right="0.0277in"/>
    </style:style>
    <style:style style:name="P110" style:parent-style-name="Standard" style:family="paragraph">
      <style:paragraph-properties fo:text-align="center"/>
    </style:style>
    <style:style style:name="T111" style:parent-style-name="Policepardéfaut" style:family="text">
      <style:text-properties fo:font-size="10pt" style:font-size-asian="10pt" style:font-size-complex="10pt"/>
    </style:style>
    <style:style style:name="TableCell112" style:family="table-cell">
      <style:table-cell-properties fo:border="0.0104in solid #CCCCCC" style:writing-mode="lr-tb" style:vertical-align="bottom" fo:padding-top="0.0277in" fo:padding-left="0.0277in" fo:padding-bottom="0.0277in" fo:padding-right="0.0277in"/>
    </style:style>
    <style:style style:name="P113" style:parent-style-name="Standard" style:family="paragraph">
      <style:paragraph-properties fo:text-align="center"/>
      <style:text-properties fo:font-size="10pt" style:font-size-asian="10pt" style:font-size-complex="10pt"/>
    </style:style>
    <style:style style:name="TableRow114" style:family="table-row">
      <style:table-row-properties style:min-row-height="0.5416in" style:use-optimal-row-height="false"/>
    </style:style>
    <style:style style:name="TableCell115" style:family="table-cell">
      <style:table-cell-properties fo:border="0.0104in solid #CCCCCC" style:writing-mode="lr-tb" style:vertical-align="bottom" fo:padding-top="0.0277in" fo:padding-left="0.0277in" fo:padding-bottom="0.0277in" fo:padding-right="0.0277in"/>
    </style:style>
    <style:style style:name="P116" style:parent-style-name="Standard" style:family="paragraph">
      <style:paragraph-properties fo:text-align="end"/>
    </style:style>
    <style:style style:name="T117" style:parent-style-name="Policepardéfaut" style:family="text">
      <style:text-properties fo:font-size="10pt" style:font-size-asian="10pt" style:font-size-complex="10pt"/>
    </style:style>
    <style:style style:name="TableCell118" style:family="table-cell">
      <style:table-cell-properties fo:border="0.0104in solid #CCCCCC" style:writing-mode="lr-tb" style:vertical-align="bottom" fo:padding-top="0.0277in" fo:padding-left="0.0277in" fo:padding-bottom="0.0277in" fo:padding-right="0.0277in"/>
    </style:style>
    <style:style style:name="P119" style:parent-style-name="Standard" style:family="paragraph">
      <style:paragraph-properties fo:text-align="center"/>
      <style:text-properties fo:font-size="10pt" style:font-size-asian="10pt" style:font-size-complex="10pt"/>
    </style:style>
    <style:style style:name="TableCell120" style:family="table-cell">
      <style:table-cell-properties fo:border="0.0104in solid #CCCCCC" style:writing-mode="lr-tb" style:vertical-align="bottom" fo:padding-top="0.0277in" fo:padding-left="0.0277in" fo:padding-bottom="0.0277in" fo:padding-right="0.0277in"/>
    </style:style>
    <style:style style:name="P121" style:parent-style-name="Standard" style:family="paragraph">
      <style:paragraph-properties fo:text-align="center"/>
      <style:text-properties fo:font-size="10pt" style:font-size-asian="10pt" style:font-size-complex="10pt"/>
    </style:style>
    <style:style style:name="TableCell122" style:family="table-cell">
      <style:table-cell-properties fo:border="0.0104in solid #CCCCCC" style:writing-mode="lr-tb" style:vertical-align="bottom" fo:padding-top="0.0277in" fo:padding-left="0.0277in" fo:padding-bottom="0.0277in" fo:padding-right="0.0277in"/>
    </style:style>
    <style:style style:name="P123" style:parent-style-name="Standard" style:family="paragraph">
      <style:paragraph-properties fo:text-align="center"/>
      <style:text-properties fo:font-size="10pt" style:font-size-asian="10pt" style:font-size-complex="10pt"/>
    </style:style>
    <style:style style:name="TableCell124" style:family="table-cell">
      <style:table-cell-properties fo:border="0.0104in solid #CCCCCC" style:writing-mode="lr-tb" style:vertical-align="bottom" fo:padding-top="0.0277in" fo:padding-left="0.0277in" fo:padding-bottom="0.0277in" fo:padding-right="0.0277in"/>
    </style:style>
    <style:style style:name="P125" style:parent-style-name="Standard" style:family="paragraph">
      <style:paragraph-properties fo:text-align="center"/>
      <style:text-properties fo:font-size="10pt" style:font-size-asian="10pt" style:font-size-complex="10pt"/>
    </style:style>
    <style:style style:name="TableCell126" style:family="table-cell">
      <style:table-cell-properties fo:border="0.0104in solid #CCCCCC" style:writing-mode="lr-tb" style:vertical-align="bottom" fo:padding-top="0.0277in" fo:padding-left="0.0277in" fo:padding-bottom="0.0277in" fo:padding-right="0.0277in"/>
    </style:style>
    <style:style style:name="P127" style:parent-style-name="Standard" style:family="paragraph">
      <style:paragraph-properties fo:text-align="center"/>
      <style:text-properties fo:font-size="10pt" style:font-size-asian="10pt" style:font-size-complex="10pt"/>
    </style:style>
    <style:style style:name="P128" style:parent-style-name="Standard" style:family="paragraph">
      <style:text-properties fo:font-size="20pt" style:font-size-asian="20pt" style:font-size-complex="20pt"/>
    </style:style>
    <style:style style:family="graphic" style:name="a0"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 effectuées</text:span></text:a><text:span text:style-name="T10"><text:tab/>2</text:span></text:p>
          <text:p text:style-name="P11"><text:a xlink:href="#_uxfyskso5n4s" office:target-frame-name="_top" xlink:show="replace"><text:span text:style-name="T12">1 - Les images</text:span></text:a><text:span text:style-name="T13"><text:tab/>2</text:span></text:p>
          <text:p text:style-name="P14"><text:a xlink:href="#_xkbpxkl6umhk" office:target-frame-name="_top" xlink:show="replace"><text:span text:style-name="T15">2 - …</text:span></text:a><text:span text:style-name="T16"><text:tab/>2</text:span></text:p>
          <text:p text:style-name="P17"><text:a xlink:href="#_r7gkf09frlj5" office:target-frame-name="_top" xlink:show="replace"><text:span text:style-name="T18">III - Accessibilité du site</text:span></text:a><text:span text:style-name="T19"><text:tab/>2</text:span></text:p>
          <text:p text:style-name="P20"><text:a xlink:href="#_s89pup9bbtic" office:target-frame-name="_top" xlink:show="replace"><text:span text:style-name="T21">IV - Détails de réalisation</text:span></text:a><text:a xlink:href="#_s89pup9bbtic" office:target-frame-name="_top" xlink:show="replace"><text:span text:style-name="T22">s</text:span></text:a><text:a xlink:href="#_s89pup9bbtic" office:target-frame-name="_top" xlink:show="replace"><text:span text:style-name="T23"><text:s/>additionnelles à la demande du client</text:span></text:a><text:span text:style-name="T24"><text:tab/>2</text:span></text:p>
          <text:p text:style-name="P25"><text:a xlink:href="#_gt5hgt2h0fn6" office:target-frame-name="_top" xlink:show="replace">1 - …</text:a><text:tab/>2</text:p>
          <text:p text:style-name="P26"><text:a xlink:href="#_w04kirgfeg7j" office:target-frame-name="_top" xlink:show="replace"><text:span text:style-name="T27">Annexe</text:span></text:a><text:span text:style-name="T28"><text:tab/>3</text:span></text:p>
          <text:p text:style-name="P29"><text:a xlink:href="#_3m019n8dyixe" office:target-frame-name="_top" xlink:show="replace"><text:span text:style-name="T30">Rapport complet de l’audit Lighthouse</text:span></text:a><text:span text:style-name="T31"><text:tab/>3</text:span></text:p>
        </text:index-body>
      </text:table-of-content>
      <text:p text:style-name="Standard"/>
      <text:p text:style-name="P32"/>
      <text:p text:style-name="P33"/>
      <text:p text:style-name="P34"/>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 text:outline-level="1"><text:bookmark-start text:name="_n8jvrnml41oj"/><text:bookmark-end text:name="_n8jvrnml41oj"/>I - Score Lighthouse</text:h>
      <text:h text:style-name="P37" text:outline-level="2"><text:bookmark-start text:name="_pqxxvr9fkvmb"/><text:bookmark-end text:name="_pqxxvr9fkvmb"/>Score Lighthouse avant optimisation</text:h>
      <text:p text:style-name="Standard"><draw:frame draw:style-name="a0" draw:name="Image 1" text:anchor-type="as-char" svg:x="0in" svg:y="0in" svg:width="6.26806in" svg:height="0.54236in" style:rel-width="scale" style:rel-height="scale"><draw:image xlink:href="media/image1.jpeg" xlink:type="simple" xlink:show="embed" xlink:actuate="onLoad"/><svg:title/><svg:desc/></draw:frame></text:p>
      <text:h text:style-name="Titre2" text:outline-level="2"><text:bookmark-start text:name="_2639sr7sbrhx"/><text:bookmark-end text:name="_2639sr7sbrhx"/>Score Lighthouse après optimisation</text:h>
      <text:p text:style-name="Standard">[<text:span text:style-name="T38">Insérer ici une capture des scores Lighthouse après optimisation</text:span>]</text:p>
      <text:h text:style-name="Titre1" text:outline-level="1"><text:bookmark-start text:name="_75j88ale97cb"/><text:bookmark-end text:name="_75j88ale97cb"/>II - Détails des optimisations et interventions effectuées<text:s/><text:span text:style-name="T39"></text:span>Performances</text:h>
      <text:h text:style-name="Titre2" text:outline-level="2"><text:bookmark-start text:name="_uxfyskso5n4s"/><text:bookmark-end text:name="_uxfyskso5n4s"/>1 - Les images</text:h>
      <text:p text:style-name="Standard">Le projet comporte originellement<text:s/><text:span text:style-name="T40">15</text:span><text:s/>images pour un poids total de<text:s/><text:span text:style-name="T41">29,4</text:span><text:span text:style-name="T42"> </text:span>MB. Nous avons effectué les modifications suivantes aux images :</text:p>
      <text:list text:style-name="WWNum1">
        <text:list-item>
          <text:p text:style-name="P43">Redimensionnement (Taille affichée<text:s/>x 1,5) de manière à conserver une marge de modification possible.</text:p>
        </text:list-item>
        <text:list-item>
          <text:p text:style-name="P44">Changement de format de<text:s/>JPG vers WebP</text:p>
        </text:list-item>
        <text:list-item>
          <text:p text:style-name="P45">Conservation d’une qualité fixée à 80% pour un site de photographie</text:p>
        </text:list-item>
      </text:list>
      <text:p text:style-name="Standard">Après les modifications, le poids total des images est de<text:s/><text:span text:style-name="T46">0,727</text:span><text:span text:style-name="T47"> </text:span>MB, soit un gain de<text:s/><text:span text:style-name="T48">97,5</text:span><text:span text:style-name="T49"> </text:span>%.</text:p>
      <text:h text:style-name="Titre2" text:outline-level="2"><text:bookmark-start text:name="_xkbpxkl6umhk"/><text:bookmark-end text:name="_xkbpxkl6umhk"/>2<text:s/>–<text:s/>Slider d’image</text:h>
      <text:p text:style-name="Standard"/>
      <text:list text:style-name="LFO3" text:continue-numbering="true">
        <text:list-item>
          <text:p text:style-name="P50">La première image affichée est mise en priorité haute pour accélérer son chargement</text:p>
        </text:list-item>
        <text:list-item>
          <text:p text:style-name="P51">A l’inverse le chargement des deux autres images est placé en non prioritaire</text:p>
        </text:list-item>
      </text:list>
      <text:h text:style-name="Titre2" text:outline-level="2">3 – Scripts</text:h>
      <text:list text:style-name="LFO4" text:continue-numbering="true">
        <text:list-item>
          <text:p text:style-name="P52">Ajout de defer<text:s/>sur l’ensemble des scripts<text:s/>possibles, à l’exception du script JavaScript gérant la galerie</text:p>
        </text:list-item>
        <text:list-item>
          <text:p text:style-name="P53">Réduction de la taille des scripts en les compressant et supprimant les parties inutiles</text:p>
        </text:list-item>
      </text:list>
      <text:p text:style-name="P54"/>
      <text:p text:style-name="P55"/>
      <text:p text:style-name="Standard"/>
      <text:soft-page-break/>
      <text:h text:style-name="Titre1" text:outline-level="1">III<text:s/>– Amélioration du SEO</text:h>
      <text:p text:style-name="Standard"/>
      <text:h text:style-name="Titre2" text:outline-level="2">1 – SEO</text:h>
      <text:list text:style-name="LFO5" text:continue-numbering="true">
        <text:list-item>
          <text:p text:style-name="P56">Ajout d’une balise titre et description pour le site</text:p>
        </text:list-item>
        <text:list-item>
          <text:p text:style-name="P57">Ajout de contenu pour l’attribut alt de chaque image, également nécessaire pour l’accessibilité (lecteur d’écran)</text:p>
        </text:list-item>
      </text:list>
      <text:h text:style-name="Titre2" text:outline-level="2">2 – SEO technique</text:h>
      <text:list text:style-name="LFO6" text:continue-numbering="true">
        <text:list-item>
          <text:p text:style-name="P58">Utilisation d’une balise script dans le head du fichier HTML afin d’y inclure un objet JSON reprenant les informations locales du site fournie par le client.</text:p>
        </text:list-item>
        <text:list-item>
          <text:p text:style-name="P59">Ajout des balises meta pour les réseaux sociaux : Celles-ci permettent de contrôler l’exposition que le site aura lors de son partage sur ces réseaux.</text:p>
        </text:list-item>
      </text:list>
      <text:h text:style-name="Titre2" text:outline-level="2">3 – SEO<text:s/>structure de la page</text:h>
      <text:p text:style-name="Standard">Ces modifications, réalisées dans le cadre de l’accessibilité, ont également un impact positif sur le SEO.</text:p>
      <text:list text:style-name="LFO13" text:continue-numbering="true">
        <text:list-item>
          <text:p text:style-name="P60">Vérification de la présence d’un H1 unique<text:s/></text:p>
        </text:list-item>
        <text:list-item>
          <text:p text:style-name="P61">Hiérarchie logique des titres</text:p>
        </text:list-item>
      </text:list>
      <text:p text:style-name="P62"/>
      <text:p text:style-name="Standard"/>
      <text:h text:style-name="Titre1" text:outline-level="1"><text:bookmark-start text:name="_r7gkf09frlj5"/><text:bookmark-end text:name="_r7gkf09frlj5"/>IV -Accessibilité du site</text:h>
      <text:h text:style-name="Titre2" text:outline-level="2"><text:bookmark-start text:name="_7ogy2vnaiig1"/><text:bookmark-end text:name="_7ogy2vnaiig1"/>Accessibilité avant optimisation</text:h>
      <text:p text:style-name="Standard"><text:span text:style-name="T63">[Insérer une capture de la page du site avec l’extension Wave avant optimisation]</text:span></text:p>
      <text:p text:style-name="Standard"/>
      <text:h text:style-name="Titre2" text:outline-level="2"><text:bookmark-start text:name="_ps60efz3wq9e"/><text:bookmark-end text:name="_ps60efz3wq9e"/>Accessibilité après optimisation</text:h>
      <text:p text:style-name="Standard"><text:span text:style-name="T64">[Insérer une capture de la page du site avec l’extension Wave après optimisation]</text:span></text:p>
      <text:p text:style-name="Standard"/>
      <text:h text:style-name="Titre2" text:outline-level="2"><text:bookmark-start text:name="_2un6chr8bug1"/><text:bookmark-end text:name="_2un6chr8bug1"/>Modifications effectuées</text:h>
      <text:list text:style-name="LFO7" text:continue-numbering="true">
        <text:list-item>
          <text:p text:style-name="P65"><text:span text:style-name="T66">Ajout de la langue de base du site</text:span></text:p>
        </text:list-item>
        <text:list-item>
          <text:p text:style-name="P67"><text:span text:style-name="T68">Travail sur l’ordre heading du code HTML, organisation et modifications des balises titres (h1, etc.)</text:span><text:span text:style-name="T69">.<text:s/></text:span><text:span text:style-name="T70">Pas de modification des textes uniquement des balises<text:s/></text:span><text:span text:style-name="T71">les tailles et styles de police ont été maintenus</text:span></text:p>
        </text:list-item>
        <text:list-item>
          <text:p text:style-name="P72"><text:span text:style-name="T73">Travail sur les balises sémantiques qui n’étaient initialement pas ou peu utilisée</text:span></text:p>
          <text:list text:continue-numbering="true">
            <text:list-item>
              <text:p text:style-name="P74">Balise header/main/footer ainsi que section/nav<text:s/>ces balises permettent entre autre aux moteurs de recherche de savoir à quoi correspond chaque bloc du<text:s/><text:soft-page-break/>site.</text:p>
            </text:list-item>
          </text:list>
        </text:list-item>
        <text:list-item>
          <text:p text:style-name="P75">Dans le formulaire création des liaisons « label » / « input » meilleure<text:s/>lisibilité pour les lecteurs d’écran et meilleur design (sélection de champ)<text:line-break/>IMPORTANT : le champ « action » du form devra être rempli une fois le site en ligne</text:p>
        </text:list-item>
      </text:list>
      <text:h text:style-name="Titre1" text:outline-level="1"><text:bookmark-start text:name="_s89pup9bbtic"/><text:bookmark-end text:name="_s89pup9bbtic"/>V - Détails de réalisations additionnelles à la demande du client</text:h>
      <text:h text:style-name="Titre2" text:outline-level="2"><text:bookmark-start text:name="_gt5hgt2h0fn6"/><text:bookmark-end text:name="_gt5hgt2h0fn6"/>1<text:s/>– Débug de la modal :</text:h>
      <text:p text:style-name="Standard">La modal lors du click sur une image de la galerie s’affiche mais celle-ci ne permettait pas d’utilisation des boutons fléchés pour changer de photographies.<text:line-break/><text:span text:style-name="T76"></text:span>Modification dans le fichier<text:s/>maugallery.js ligne 162-167 et 208-213<text:s/></text:p>
      <text:list text:style-name="LFO8" text:continue-numbering="true">
        <text:list-item>
          <text:p text:style-name="P77">La liste d’image était bien récupérée mais l’index n’était pas mis à jour<text:s/></text:p>
        </text:list-item>
      </text:list>
      <text:h text:style-name="Titre2" text:outline-level="2">2<text:s/>– Débug des boutons de filtres</text:h>
      <text:p text:style-name="Standard">Les filtres étaient fonctionnels hormis le fait que aucun changement visuel n’avait lieu lors de la sélection d’un filtre. (Demande du client que cela conforme au visuel lors de l’affichage initial filtre tous avec un design différent)<text:s/></text:p>
      <text:p text:style-name="Standard"><text:span text:style-name="T78"></text:span><text:s/>Une classe<text:s/>permettant de faire ce changement a bien été créée et est bien appliqué sur un filtre lors de sa sélection. Mais cette classe<text:s/>n’était pas stylisée en CSS.<text:line-break/>Les modifications ont été effectuées en respectant le design voulu par la cliente.</text:p>
      <text:p text:style-name="Standard"/>
      <text:p text:style-name="Standard"/>
      <text:h text:style-name="Titre1" text:outline-level="1"><text:bookmark-start text:name="_g14s4rxeoboc"/><text:bookmark-end text:name="_g14s4rxeoboc"/>VI<text:s/>- Cahier de recette</text:h>
      <text:p text:style-name="Standard">Détail des fonctionnalités débuggées et de leur statut :</text:p>
      <text:p text:style-name="Standard"/>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Standard"><text:span text:style-name="T88">ID</text:span></text:p>
          </table:table-cell>
          <table:table-cell table:style-name="TableCell89">
            <text:p text:style-name="Standard"><text:span text:style-name="T90">Action</text:span></text:p>
          </table:table-cell>
          <table:table-cell table:style-name="TableCell91">
            <text:p text:style-name="Standard"><text:span text:style-name="T92">Résultat initial</text:span></text:p>
          </table:table-cell>
          <table:table-cell table:style-name="TableCell93">
            <text:p text:style-name="Standard"><text:span text:style-name="T94">Résultat attendu</text:span></text:p>
          </table:table-cell>
          <table:table-cell table:style-name="TableCell95">
            <text:p text:style-name="Standard"><text:span text:style-name="T96">Statut</text:span></text:p>
          </table:table-cell>
          <table:table-cell table:style-name="TableCell97">
            <text:p text:style-name="Standard"><text:span text:style-name="T98">Remarques et commentaires</text:span></text:p>
          </table:table-cell>
        </table:table-row>
        <table:table-row table:style-name="TableRow99">
          <table:table-cell table:style-name="TableCell100">
            <text:p text:style-name="P101"><text:span text:style-name="T102">1</text:span></text:p>
          </table:table-cell>
          <table:table-cell table:style-name="TableCell103">
            <text:p text:style-name="P104">Navigation galerie modal</text:p>
          </table:table-cell>
          <table:table-cell table:style-name="TableCell105">
            <text:p text:style-name="P106">Bug sur flèches</text:p>
          </table:table-cell>
          <table:table-cell table:style-name="TableCell107">
            <text:p text:style-name="P108">Défilement gauche/droite fonctionnel</text:p>
          </table:table-cell>
          <table:table-cell table:style-name="TableCell109">
            <text:p text:style-name="P110"><text:span text:style-name="T111">Résolu</text:span></text:p>
          </table:table-cell>
          <table:table-cell table:style-name="TableCell112">
            <text:p text:style-name="P113">Correction JavaScript</text:p>
          </table:table-cell>
        </table:table-row>
        <table:table-row table:style-name="TableRow114">
          <table:table-cell table:style-name="TableCell115">
            <text:p text:style-name="P116"><text:span text:style-name="T117">2</text:span></text:p>
          </table:table-cell>
          <table:table-cell table:style-name="TableCell118">
            <text:p text:style-name="P119">Filtres galerie</text:p>
          </table:table-cell>
          <table:table-cell table:style-name="TableCell120">
            <text:p text:style-name="P121">Pas de retour visuel</text:p>
          </table:table-cell>
          <table:table-cell table:style-name="TableCell122">
            <text:p text:style-name="P123">Changement de couleur texte/background</text:p>
          </table:table-cell>
          <table:table-cell table:style-name="TableCell124">
            <text:p text:style-name="P125">Résolu</text:p>
          </table:table-cell>
          <table:table-cell table:style-name="TableCell126">
            <text:p text:style-name="P127">Ajout CSS</text:p>
          </table:table-cell>
        </table:table-row>
      </table:table>
      <text:p text:style-name="Standard"/>
      <text:p text:style-name="Standard"/>
      <text:p text:style-name="P128">VII - Conclusion<text:s/></text:p>
      <text:p text:style-name="Standard">Les optimisations réalisées ont permis d’améliorer significativement les performances du site, notamment grâce à la réduction du poids des images et à l’optimisation du chargement des ressources.</text:p>
      <text:p text:style-name="Standard">L’accessibilité et le SEO ont également été renforcés, garantissant une meilleure expérience<text:s/><text:soft-page-break/>utilisateur et une visibilité accrue sur les moteurs de recherche.</text:p>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font-name-asian="Arial"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font-name-asian="Arial"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font-name-asian="Arial"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font-name-asian="Arial"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meta:initial-creator>
    <dc:creator>Yoann Doveze</dc:creator>
    <meta:creation-date>2026-04-09T10:28:00Z</meta:creation-date>
    <dc:date>2026-04-09T10:28:00Z</dc:date>
    <meta:template xlink:href="Normal" xlink:type="simple"/>
    <meta:editing-cycles>2</meta:editing-cycles>
    <meta:editing-duration>PT300S</meta:editing-duration>
    <meta:document-statistic meta:page-count="5" meta:paragraph-count="10" meta:word-count="807" meta:character-count="5239" meta:row-count="37" meta:non-whitespace-character-count="4442"/>
  </office:meta>
</office:document-meta>
</file>